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∣" close="〉">
        <mrow>
          <mover accent="true">
            <mo stretchy="false">α</mo>
            <mo stretchy="false">̄</mo>
          </mover>
        </mrow>
      </mfenced>
      <mrow>
        <mi/>
        <mo stretchy="false">=</mo>
        <mi/>
      </mrow>
      <mi>A</mi>
      <mfenced open="∣" close="〉">
        <mrow>
          <mo stretchy="false">α</mo>
        </mrow>
      </mfenced>
      <mrow>
        <mi/>
        <mo stretchy="false">=</mo>
        <mi/>
      </mrow>
      <mfenced open="∣" close="〉">
        <mrow>
          <mi>A</mi>
          <mo stretchy="false">α</mo>
        </mrow>
      </mfenced>
      <mi/>
      <mo stretchy="false">⇔</mo>
      <mi/>
      <mfenced open="〈" close="∣">
        <mrow>
          <mover accent="true">
            <mo stretchy="false">α</mo>
            <mo stretchy="false">̄</mo>
          </mover>
        </mrow>
      </mfenced>
      <mrow>
        <mi/>
        <mo stretchy="false">=</mo>
        <mi/>
      </mrow>
      <mfenced open="〈" close="∣">
        <mrow>
          <mo stretchy="false">α</mo>
        </mrow>
      </mfenced>
      <msup>
        <mi>A</mi>
        <mo stretchy="false">†</mo>
      </msup>
      <mrow>
        <mi/>
        <mo stretchy="false">=</mo>
        <mi/>
      </mrow>
      <mfenced open="〈" close="∣">
        <mrow>
          <mi>A</mi>
          <mo stretchy="false">α</mo>
        </mrow>
      </mfenced>
    </mrow>
    <annotation encoding="StarMath 5.0">left lline bar %ialpha right rangle `=`
A left lline %ialpha right rangle `=`
left lline A %ialpha right rangle ~dlrarrow~
left langle bar %ialpha right rline `=`
left langle %ialpha right rline A ^%Ux2020 `=`
left langle A %ialpha right rli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1T13:54:49.843000000</meta:creation-date>
    <meta:generator>LibreOffice/4.1.4.2$Windows_x86 LibreOffice_project/0a0440ccc0227ad9829de5f46be37cfb6edcf72</meta:generator>
  </office:meta>
</office:document-meta>
</file>